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4-10_15-01-45_000.jpg</text:p>
          </table:table-cell>
          <table:table-cell table:style-name="ce2" office:value-type="string">
            <text:p>:m music / 楽譜メモ / kb / blues p-7 RH-4.5.4.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4-10_15-01-43_000.jpg</text:p>
          </table:table-cell>
          <table:table-cell table:style-name="ce2" office:value-type="string">
            <text:p>:m music / 楽譜メモ / kb / stride-1.p-1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4-10_12-53-46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7-04-10_12-28-2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7-04-10_12-28-1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7-04-10_12-28-15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7-04-10_12-28-12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7-04-10_12-28-10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7-04-10_09-35-14_007.jpg</text:p>
          </table:table-cell>
          <table:table-cell table:style-name="ce2" office:value-type="string">
            <text:p>:m music / 楽譜メモ / kb / bh-1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2017-04-09_23-18-14_01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4-09_23-18-14_01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7-04-09_23-18-14_01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7-04-09_23-18-14_01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017-04-09_23-18-14_01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2017-04-09_19-54-29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2017-04-09_18-27-14_009.jpg</text:p>
          </table:table-cell>
          <table:table-cell table:style-name="ce1" office:value-type="string">
            <text:p>:m 1*1 RES / free# 3WSUBV 23#1 / ヘブライ語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2017-04-09_16-21-14_008.jpg</text:p>
          </table:table-cell>
          <table:table-cell table:style-name="ce1" office:value-type="string">
            <text:p>:m 1-2*2 RES / free# 4JZVMD 14#1 / FOUND+ トップクオーク　ヒッグス粒子生成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2017-04-09_11-24-53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2017-04-09_11-03-32_000.jpg</text:p>
          </table:table-cell>
          <table:table-cell table:style-name="ce2" office:value-type="string">
            <text:p>:m music / 楽譜メモ / kb / h-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7-04-09_11-03-26_000.jpg</text:p>
          </table:table-cell>
          <table:table-cell table:style-name="ce2" office:value-type="string">
            <text:p>:m music / 楽譜メモ / kb / blues p-6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2017-04-09_09-23-42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2017-04-09_09-23-35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2017-04-09_09-23-09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2017-04-09_09-23-03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2017-04-09_09-23-00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2017-04-09_02-05-17_000.jpg</text:p>
          </table:table-cell>
          <table:table-cell table:style-name="ce1" office:value-type="string">
            <text:p>:m 5*5 RES / free# JVEMV6 17#1 / 国家外汇管理局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2017-04-08_23-42-14_006.jpg</text:p>
          </table:table-cell>
          <table:table-cell table:style-name="ce1" office:value-type="string">
            <text:p>:m 1*1 RES / free# GDPL32 1#1 / ヒエログリフ　hieroglyph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2017-04-08_23-14-14_005.jpg</text:p>
          </table:table-cell>
          <table:table-cell table:style-name="ce1" office:value-type="string">
            <text:p>:m 1*1 RES / free# 3WSUBV 22#1 / ヘブライ語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2017-04-08_22-54-46_01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2017-04-08_22-54-1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2017-04-08_22-53-5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2017-04-08_22-53-5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2017-04-08_22-53-5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2017-04-08_21-12-08_000.jpg</text:p>
          </table:table-cell>
          <table:table-cell table:style-name="ce1" office:value-type="string">
            <text:p>:m other / サプリ / 買うもの　補充 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2017-04-08_20-12-34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2017-04-08_19-04-55_000.jpg</text:p>
          </table:table-cell>
          <table:table-cell table:style-name="ce1" office:value-type="string">
            <text:p>:m 読みたい本 宮前図書館 / 質量とヒッグス粒子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2017-04-08_19-04-48_000.jpg</text:p>
          </table:table-cell>
          <table:table-cell table:style-name="ce1" office:value-type="string">
            <text:p>:m 読みたい本 宮前図書館 / 高校数学でわかる相対性理論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2017-04-08_19-04-42_000.jpg</text:p>
          </table:table-cell>
          <table:table-cell table:style-name="ce1" office:value-type="string">
            <text:p>:m 読みたい本 宮前図書館 / 強い力　弱い力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2017-04-08_18-32-14_004.jpg</text:p>
          </table:table-cell>
          <table:table-cell table:style-name="ce1" office:value-type="string">
            <text:p>:m 1-2*2 RES / free# 4JZVMD 13#1 / FOUND++ グルーオン　４つの球、正四面体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2017-04-08_13-43-46_009.jpg</text:p>
          </table:table-cell>
          <table:table-cell table:style-name="ce1" office:value-type="string">
            <text:p>:m :s.e. / 計量　防湿剤　⇒　再度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2017-04-08_13-03-48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2017-04-08_12-49-14_003.jpg</text:p>
          </table:table-cell>
          <table:table-cell table:style-name="ce2" office:value-type="string">
            <text:p>:m music / 楽譜メモ / kb / blues p-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2017-04-08_12-49-14_002.jpg</text:p>
          </table:table-cell>
          <table:table-cell table:style-name="ce2" office:value-type="string">
            <text:p>:m music / 楽譜メモ / kb / h-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2017-04-08_12-49-14_001.jpg</text:p>
          </table:table-cell>
          <table:table-cell table:style-name="ce2" office:value-type="string">
            <text:p>:m music / 楽譜メモ / kb / h-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2017-04-08_12-48-14_000.jpg</text:p>
          </table:table-cell>
          <table:table-cell table:style-name="ce2" office:value-type="string">
            <text:p>:m music / 楽譜メモ / kb / h-1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2017-04-08_11-16-46_008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2017-04-08_11-16-1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2017-04-08_11-15-46_007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2017-04-08_11-15-46_006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2017-04-08_11-15-4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2017-04-08_00-51-46_005.jpg</text:p>
          </table:table-cell>
          <table:table-cell table:style-name="ce1" office:value-type="string">
            <text:p>:m 1*1 RES / free# 3WSUBV 21#1 / ヘブライ語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2017-04-08_00-02-04_005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2017-04-08_00-02-04_00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2017-04-08_00-02-04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2017-04-08_00-01-04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2017-04-08_00-01-04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2017-04-07_22-02-46_004.jpg</text:p>
          </table:table-cell>
          <table:table-cell table:style-name="ce1" office:value-type="string">
            <text:p>:m 1*1 RES / free# K6H7DD 4#1 / シュレーディンガー方程式 / processing 自作 sin curve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2017-04-07_18-07-46_000.jpg</text:p>
          </table:table-cell>
          <table:table-cell table:style-name="ce1" office:value-type="string">
            <text:p>:PHOTO 面白いもの / @山下歯科前の小川 / 桜の木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2017-04-07_18-07-36_000.jpg</text:p>
          </table:table-cell>
          <table:table-cell table:style-name="ce1" office:value-type="string">
            <text:p>:PHOTO 面白いもの / @山下歯科前の小川 / 桜の木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2017-04-07_18-07-29_000.jpg</text:p>
          </table:table-cell>
          <table:table-cell table:style-name="ce1" office:value-type="string">
            <text:p>:PHOTO 面白いもの / @山下歯科前の小川 / 桜の木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2017-04-07_17-17-46_003.jpg</text:p>
          </table:table-cell>
          <table:table-cell table:style-name="ce1" office:value-type="string">
            <text:p>:m 1*1 RES / 22-1 62*76#1 / res FX <text:s/>/ U*J D1 / N+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2017-04-07_16-11-57_000.jpg</text:p>
          </table:table-cell>
          <table:table-cell table:style-name="ce1" office:value-type="string">
            <text:p>:m other / お金 / 貯金から取り崩した金額 / 5000円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2017-04-07_11-42-06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2017-04-07_11-25-46_002.jpg</text:p>
          </table:table-cell>
          <table:table-cell table:style-name="ce2" office:value-type="string">
            <text:p>:m music / 楽譜メモ / kb / blues p-4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2017-04-07_10-03-55_001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2017-04-07_10-03-54_006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2017-04-07_10-03-54_005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2017-04-07_10-03-54_004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2017-04-07_10-03-42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2017-04-07_02-38-04_000.jpg</text:p>
          </table:table-cell>
          <table:table-cell table:style-name="ce1" office:value-type="string">
            <text:p>:m 1*1 RES / free# 3WSUBV 20#1 / ヘブライ語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2017-04-07_01-48-54_003.jpg</text:p>
          </table:table-cell>
          <table:table-cell table:style-name="ce1" office:value-type="string">
            <text:p>:m 見た夢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7-04-07_01-47-46_001.jpg</text:p>
          </table:table-cell>
          <table:table-cell table:style-name="ce1" office:value-type="string">
            <text:p>:m 1*1 prog / 33*10#3 / Cake_NR5 fix-5 / memo / url → rebuild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2017-04-06_23-28-5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2017-04-06_23-28-54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2017-04-06_23-28-54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2017-04-06_23-28-5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2017-04-06_23-28-3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2017-04-06_17-34-46_000.jpg</text:p>
          </table:table-cell>
          <table:table-cell table:style-name="ce1" office:value-type="string">
            <text:p>:m 1*2 RES / free# 4JZVMD 11#1 / ルミノシティ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2017/04/10</text:date>, <text:time>16:31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0T16:31:03.81</dc:date>
    <dc:creator>岩淵 謙</dc:creator>
    <meta:generator>OpenOffice/4.1.3$Win32 OpenOffice.org_project/413m1$Build-9783</meta:generator>
    <meta:editing-duration>PT32M53S</meta:editing-duration>
    <meta:editing-cycles>22</meta:editing-cycles>
    <meta:document-statistic meta:table-count="1" meta:cell-count="237" meta:object-count="0"/>
  </office:meta>
</office:document-meta>
</file>